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cessi:</text:p>
      <text:p text:style-name="Standard">-<text:tab/>PID: Process IDentifier, è unico</text:p>
      <text:p text:style-name="Standard">- <text:tab/>PPID:<text:tab/>Parent Identifier, indica la relazione padre/figlio</text:p>
      <text:p text:style-name="Standard">-<text:tab/>UID:<text:tab/>Stabilisce di chi è l ownership</text:p>
      <text:p text:style-name="Standard">-<text:tab/>TTY:<text:tab/>Indica il terminale</text:p>
      <text:p text:style-name="Standard">-<text:tab/>GID: Group Identifier</text:p>
      <text:p text:style-name="Standard"/>
      <text:p text:style-name="Standard">Permessi:</text:p>
      <text:p text:style-name="Standard"/>
      <text:p text:style-name="Standard">I primi tre dei nove indicano i diritti del proprietario, i secondi tre indicano i diritti del gruppo (se trattino può anche non aver senso, tipo il trattino nella terza posizione di esecuzione per un file di senso); l ultima terna invece rappresenta ”Others”, ovvero tutto il resto del mondo</text:p>
      <text:p text:style-name="Standard"/>
      <text:p text:style-name="Standard">Con “ls -ld .” visualizzo anche i diritti sulle directory, nel caso esclusivo di directory la ‘x’ signfica avere il permesso di poterla attraversare e quindi di poter entrarci con ‘cd’</text:p>
      <text:p text:style-name="Standard"/>
      <text:p text:style-name="Standard"/>
      <text:p text:style-name="Standard">CHMOD: </text:p>
      <text:p text:style-name="Standard">g+x / g-x (aggiunge e sottrae il diritto di esecuzione)</text:p>
      <text:p text:style-name="Standard">(g: group, u: user, o: others, a: all)</text:p>
      <text:p text:style-name="Standard">(se non si scrive nulla viene sottointeso ‘a’, ovvero all)</text:p>
      <text:p text:style-name="Standard">Il primo tratto indica file ordinario, se è ‘d’ è una directory</text:p>
      <text:p text:style-name="Standard">Mentre il primo numero dopo i permessi indica in quanti modi è possibile arrivare ad un certo file (quindi il discorso sui link etc.. e quindi quanti pathname mi permettono di arrivarci)</text:p>
      <text:p text:style-name="Standard"/>
      <text:p text:style-name="Standard">Con ls -il ci viene mostrato l i-number, ovvero un numero che rappresenta univocamente i dati nel descrittore dell i-node, le directory hanno sempre almeno due link hardware perchè abbiamo il collegamento ’.’ con, per esempio</text:p>
      <text:p text:style-name="Standard">“cat ./file.txt”, con ln -s si crea un link software/simbolico e non hardware, in questo modo il contatore di link hardware naturalmente non incrementerà. Questi avranno un i-node (e quindi i-number) differente <text:s/>che contengono il pathname dell originale.</text:p>
      <text:p text:style-name="Standard"/>
      <text:p text:style-name="Standard"/>
      <text:p text:style-name="Standard">Dangling Reference = Non si ha il contenuto puntato dal link</text:p>
      <text:p text:style-name="Standard"/>
      <text:p text:style-name="Standard">RIDIREZIONE CON STDERR/STDOUT:</text:p>
      <text:p text:style-name="Standard"/>
      <text:p text:style-name="Standard">Esempio di comando list errato (supponendo di non avere file che matchano con z*):</text:p>
      <text:p text:style-name="Standard">1: stdout</text:p>
      <text:p text:style-name="Standard">2: stderr</text:p>
      <text:p text:style-name="Standard">“ls -l z* p*” scrivo </text:p>
      <text:p text:style-name="Standard"/>
      <text:p text:style-name="Standard">“ls -l z* p* 2&gt; /dev/null” in questo modo STAMPA lo stdout, ignorando lo stderr e andandolo</text:p>
      <text:p text:style-name="Standard">a castare su /dev/null</text:p>
      <text:p text:style-name="Standard"/>
      <text:p text:style-name="Standard">“ls -l z* p* &gt; /dev/null” in questo modo STAMPA lo stderr, ignorando lo stdout e andandolo</text:p>
      <text:p text:style-name="Standard">a castare su /dev/null</text:p>
      <text:p text:style-name="Standard"/>
      <text:p text:style-name="Standard">“ls -l z* p* &gt; total_text_file 2&gt;&amp;1” in questo modo STAMPA lo stderr E stdout, con &amp;1 in<text:tab/><text:tab/><text:tab/>tendiamo di voler ridirigere il secondo esattamente dove è andato a <text:tab/><text:tab/><text:tab/>castare il primo (ovvero lo stdout), quindi nel total_text_file <text:tab/><text:tab/><text:tab/><text:tab/>avremmo l eventuale stdout e l eventuale stderr</text:p>
      <text:p text:style-name="Standard"><text:soft-page-break/></text:p>
      <text:p text:style-name="Standard"/>
      <text:p text:style-name="Standard">PIPE:</text:p>
      <text:p text:style-name="Standard">Questo ci permette di collegare stdin con stdout, permettendoci di avere comunicazioni e incatenazioni anche <text:tab/>complesse :</text:p>
      <text:p text:style-name="Standard">ls -l | grep -i ‘^d’<text:tab/>-&gt;<text:tab/>concatenazione tra ls e grep</text:p>
      <text:p text:style-name="Standard"/>
      <text:p text:style-name="Standard">se volessimo contare quante linee sono quelle di output faccio</text:p>
      <text:p text:style-name="Standard"/>
      <text:p text:style-name="Standard">ls -l | grep -i ‘^d’ | wc -l</text:p>
      <text:p text:style-name="Standard"/>
      <text:p text:style-name="Standard">ls -l | grep -i ‘^d’ | tee tempfile | wc -l<text:tab/> in questo modo tee va a creare un file con il risultato </text:p>
      <text:p text:style-name="Standard">sequenziale parziale</text:p>
      <text:p text:style-name="Standard"/>
      <text:p text:style-name="Standard">TIPI DI ESECUZIONE IN PIPING:</text:p>
      <text:p text:style-name="Standard">FOREGROUND: Avviene un esecuzione sequenziale con un attesa da parte dei processi figli</text:p>
      <text:p text:style-name="Standard">BACKGROUND(asincrona): Al processo/shell padre non interessa la terminazione della shell figlia,</text:p>
      <text:p text:style-name="Standard"/>
      <text:p text:style-name="Standard">esempio parallelo:<text:tab/>ls -lR / &gt;temp 2&gt; temperror &amp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OURNE SHELL:</text:p>
      <text:p text:style-name="Standard">Questi due comandi aiutano col processo di debugging:</text:p>
      <text:p text:style-name="Standard">sh -v</text:p>
      <text:p text:style-name="Standard">sh -x<text:tab/>(preferibile)</text:p>
      <text:p text:style-name="Standard">Metodi di esecuzione:</text:p>
      <text:p text:style-name="Standard">./a.sh<text:tab/>sh a.sh<text:tab/>s.sh</text:p>
      <text:p text:style-name="Standard"/>
      <text:p text:style-name="Standard"/>
      <text:p text:style-name="Standard">SHABANG:</text:p>
      <text:p text:style-name="Standard">#! /bin/sh<text:tab/>specifica con che interprete eseguire lo script</text:p>
      <text:p text:style-name="Standard"/>
      <text:p text:style-name="Standard"/>
      <text:p text:style-name="Standard">ENV VARS:</text:p>
      <text:p text:style-name="Standard">Con ‘env’ mostro tutte le variabili di ambiente</text:p>
      <text:p text:style-name="Standard">Il comando $PATH mostra tutte le dirs per la ricerca di esecuzione di un comando</text:p>
      <text:p text:style-name="Standard"/>
      <text:p text:style-name="Standard"/>
      <text:p text:style-name="Standard"/>
      <text:p text:style-name="Standard">FATHER/SON:</text:p>
      <text:p text:style-name="Standard"/>
      <text:p text:style-name="Standard">-<text:tab/>Il processo figlio può usare tutte le env vars del padre, siccome vengono passate per copia.</text:p>
      <text:p text:style-name="Standard">-<text:tab/>Se il processo figlio modifica le env vars o in qualche modo queste vengono modificate, queste <text:tab/><text:tab/><text:tab/><text:tab/>modifiche, siccome lui opera per copia (non per riferimento), queste copie valgono solo</text:p>
      <text:p text:style-name="Standard">per quel determinato processo.</text:p>
      <text:p text:style-name="Standard">-<text:tab/>Le variabili di shell NON sono ereditate dai processi figli.</text:p>
      <text:p text:style-name="Standard"><text:soft-page-break/>-<text:tab/>Con “export var_name” faccio diventare una variabile di shell di ambiente, in modo tale che sia an<text:tab/>che visibile al figlio. L “opposto” di export è ‘unset’, questo si può usare sia per una shell var che env</text:p>
      <text:p text:style-name="Standard">var, questo fa in modo che una var non esista più. Ogni volta che si modifica la variabile path si deve fare anche l export, ma in generale di ogni env var modificata</text:p>
      <text:p text:style-name="Standard"/>
      <text:p text:style-name="Standard">SOSTITUZIONI SHELL:</text:p>
      <text:p text:style-name="Standard"/>
      <text:p text:style-name="Standard">-<text:tab/>La prima va a sostituire il nome dove scriviamo i parametri con $</text:p>
      <text:p text:style-name="Standard">x=ciao</text:p>
      <text:p text:style-name="Standard">echo $x<text:tab/>-&gt;<text:tab/>echo ciao<text:tab/>-&gt;(print)-&gt;<text:tab/>ciao</text:p>
      <text:p text:style-name="Standard">-<text:tab/>La seconda sostituzione va ad interpretare ed espandere ciò che viene inserito dentro</text:p>
      <text:p text:style-name="Standard">i backtick, per esempio echo`pwd`<text:tab/></text:p>
      <text:p text:style-name="Standard">Viene spesso utilizzato per trovare il path assoluto di un file</text:p>
      <text:p text:style-name="Standard">echo `pwd`/$filename</text:p>
      <text:p text:style-name="Standard"/>
      <text:p text:style-name="Standard">-<text:tab/>Verranno sostituiti gli * e ?, cioè sistemi di pattern matching</text:p>
      <text:p text:style-name="Standard"/>
      <text:p text:style-name="Standard"/>
      <text:p text:style-name="Standard">PATTERN MATCHING CON []:<text:tab/>(utlizzando echo non entriamo nelle dir, con ls entriamo nelle dir)</text:p>
      <text:p text:style-name="Standard"/>
      <text:p text:style-name="Standard">[abc]</text:p>
      <text:p text:style-name="Standard">[abc]*<text:tab/>(iniziano con)</text:p>
      <text:p text:style-name="Standard">*[abc]<text:tab/>(finiscono con)</text:p>
      <text:p text:style-name="Standard">[a-z]*<text:tab/>(ranging)</text:p>
      <text:p text:style-name="Standard">[0-9]*</text:p>
      <text:p text:style-name="Standard">*[0-9]</text:p>
      <text:p text:style-name="Standard">*[!0-9]<text:tab/>(avviene la negazione) </text:p>
      <text:p text:style-name="Standard"/>
      <text:p text:style-name="Standard">[A-Z]*<text:tab/>(stampa quelli che inziano con la maiuscola)</text:p>
      <text:p text:style-name="Standard"/>
      <text:p text:style-name="Standard"/>
      <text:p text:style-name="Standard"/>
      <text:p text:style-name="Standard"><text:s/></text:p>
      <text:p text:style-name="Standard">CONSIDERARE UNA VARIABILE COME INT E NON COME STRINGA:</text:p>
      <text:p text:style-name="Standard"/>
      <text:p text:style-name="Standard">EXPR:</text:p>
      <text:p text:style-name="Standard"><text:tab/>- per fare un evalue matematico basta scrivere</text:p>
      <text:p text:style-name="Standard"><text:tab/><text:tab/>expr 3 + 3</text:p>
      <text:p text:style-name="Standard"><text:tab/><text:tab/>$ 6</text:p>
      <text:p text:style-name="Standard"><text:tab/><text:tab/>NOTA: E OBBLIGATORIO INSERIRE GLI SPAZI TRA NUMERI E OPERAT.</text:p>
      <text:p text:style-name="Standard"><text:tab/><text:tab/>-<text:tab/>un evalue con variabile (ACHTUNG: NON E UN ASSEGNAMENTO)</text:p>
      <text:p text:style-name="Standard"><text:tab/><text:tab/>x=0</text:p>
      <text:p text:style-name="Standard"><text:tab/><text:tab/>expr $x + 1</text:p>
      <text:p text:style-name="Standard"><text:tab/><text:tab/>$1 </text:p>
      <text:p text:style-name="Standard">-<text:tab/>assegnamento:</text:p>
      <text:p text:style-name="Standard">per l assegnamento si usa il BackTick ( ` ` ` )</text:p>
      <text:p text:style-name="Standard">-&gt; win+r -&gt; charmap -&gt; Grave Accent (4 row / 4 col)</text:p>
      <text:p text:style-name="Standard">in questo modo posso fare un incremento:</text:p>
      <text:p text:style-name="Standard"/>
      <text:p text:style-name="Standard">x=0</text:p>
      <text:p text:style-name="Standard"><text:soft-page-break/>x=`expr $x + 1`<text:tab/> <text:s/>(ACHTUNG: No spazi bef&amp;aft ’=’, SPAZIO bef&amp;aft valori)</text:p>
      <text:p text:style-name="Standard">echo $x</text:p>
      <text:p text:style-name="Standard">$ 1</text:p>
      <text:p text:style-name="Standard"/>
      <text:p text:style-name="Standard"/>
      <text:p text:style-name="Standard">ULTERIORI SPECIFICHE SUL PATTERN MATCHING:<text:tab/>(controllare)</text:p>
      <text:p text:style-name="Standard"/>
      <text:p text:style-name="Standard">echo $y e `pwd` e *<text:tab/>-&gt; effettua tutte le tipologie di sostituzioni</text:p>
      <text:p text:style-name="Standard"/>
      <text:p text:style-name="Standard">echo ‘$y e `pwd` e *’<text:tab/>singoli apici<text:tab/>-&gt; non effettua nessuna sostituzione</text:p>
      <text:p text:style-name="Standard">con i singoli apici possiamo fare per esempio x=’ls -l $y’, verrà riportato integralmente (con eval).</text:p>
      <text:p text:style-name="Standard"/>
      <text:p text:style-name="Standard">echo “$y e `pwd` e *”<text:tab/>doppi apici<text:tab/>-&gt; solo la prima e seconda tipologia</text:p>
      <text:p text:style-name="Standard"/>
      <text:p text:style-name="Standard"/>
      <text:p text:style-name="Standard">PASSAGGIO DI ARGOMENTI E PARAMETRI:</text:p>
      <text:p text:style-name="Standard"/>
      <text:p text:style-name="Standard">$0 è il comando eseguito</text:p>
      <text:p text:style-name="Standard">$1, $2... sono i parametri effettivi che verranno utilizzati come contenuto non modificabile, il numero</text:p>
      <text:p text:style-name="Standard">rappresenta la posizione</text:p>
      <text:p text:style-name="Standard"/>
      <text:p text:style-name="Standard">$*<text:tab/>Tutti i parametri eccetto $0 (ovvero il comando inserito)</text:p>
      <text:p text:style-name="Standard">$#<text:tab/>Numero dei Parametri</text:p>
      <text:p text:style-name="Standard">$?<text:tab/>Valore ritorno dell ultimo comando (se il ritorno &gt; 0 è un simbolo di insuccesso)</text:p>
      <text:p text:style-name="Standard"><text:tab/>$$<text:tab/>PID del processo in esecuzione</text:p>
      <text:p text:style-name="Standard"/>
      <text:p text:style-name="Standard"/>
      <text:p text:style-name="Standard">Quando passiamo i parametri, i numeri etc.. è TUTTO sotto forma di string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 COSTRUTTI:</text:p>
      <text:p text:style-name="Standard"/>
      <text:p text:style-name="Standard">IF STATEMENT:</text:p>
      <text:p text:style-name="Standard"/>
      <text:p text:style-name="Standard">if lista-comandi</text:p>
      <text:p text:style-name="Standard">then comandi</text:p>
      <text:p text:style-name="Standard">[else comandi]</text:p>
      <text:p text:style-name="Standard">fi<text:tab/>#contrario di if</text:p>
      <text:p text:style-name="Standard"/>
      <text:p text:style-name="Standard">CASE (SWITCH) STATEMENT:</text:p>
      <text:p text:style-name="Standard"/>
      <text:p text:style-name="Standard">case $var in:<text:tab/>#valore della var</text:p>
      <text:p text:style-name="Standard">pattern-1) comandi;;<text:tab/>#OGNI PATTERN VA TERIMINATO DA ;; (doppio)</text:p>
      <text:p text:style-name="Standard">pattern-i | pattern-j comandi;;<text:tab/># | significa or, non ha a che fare col pipelining</text:p>
      <text:p text:style-name="Standard">...</text:p>
      <text:p text:style-name="Standard">esac<text:tab/>#contrari di case</text:p>
      <text:p text:style-name="Standard"/>
      <text:p text:style-name="Standard"/>
      <text:p text:style-name="Standard">*) rappresenta il deafult case</text:p>
      <text:p text:style-name="Standard"/>
      <text:p text:style-name="Standard"/>
      <text:p text:style-name="Standard">Anche nei costrutti ciclici in shell si hanno i comandi break e continue</text:p>
      <text:p text:style-name="Standard"/>
      <text:p text:style-name="Standard">FOR STATEMENT:</text:p>
      <text:p text:style-name="Standard"/>
      <text:p text:style-name="Standard">for var [in list]<text:tab/># ACHTUNG: nome, non valore</text:p>
      <text:p text:style-name="Standard">do</text:p>
      <text:p text:style-name="Standard">comandi</text:p>
      <text:p text:style-name="Standard">done</text:p>
      <text:p text:style-name="Standard"/>
      <text:p text:style-name="Standard">Esistono di 2 tipi, enumerativo e non enumerativo, questo significa che prima di <text:tab/>inizare il ciclo, la shell conosce già quante volte verrà eseguito il ciclo</text:p>
      <text:p text:style-name="Standard"/>
      <text:p text:style-name="Standard">Lasciando vuoto, ovvero</text:p>
      <text:p text:style-name="Standard">for var </text:p>
      <text:p text:style-name="Standard">(senza in)</text:p>
      <text:p text:style-name="Standard">verrà considerato come se ci fossero tutti i parametri for-each ($*)</text:p>
      <text:p text:style-name="Standard"/>
      <text:p text:style-name="Standard">WHILE STATEMENT:</text:p>
      <text:p text:style-name="Standard"/>
      <text:p text:style-name="Standard">while lista-comandi</text:p>
      <text:p text:style-name="Standard">do</text:p>
      <text:p text:style-name="Standard">comandi</text:p>
      <text:p text:style-name="Standard">done</text:p>
      <text:p text:style-name="Standard"/>
      <text:p text:style-name="Standard">Il while ripete finchè il valore di ritorno $? dell ultimo o unico comando nella lista</text:p>
      <text:p text:style-name="Standard">avrà valore zero</text:p>
      <text:p text:style-name="Standard"/>
      <text:p text:style-name="Standard">UNTIL STATEMENT:</text:p>
      <text:p text:style-name="Standard"/>
      <text:p text:style-name="Standard"><text:soft-page-break/><text:tab/>until lista-comandi</text:p>
      <text:p text:style-name="Standard">do</text:p>
      <text:p text:style-name="Standard">comandi</text:p>
      <text:p text:style-name="Standard">done</text:p>
      <text:p text:style-name="Standard"/>
      <text:p text:style-name="Standard">L until ripete finchè il valore di ritorno $? dell ultimo o unico comando nella lista</text:p>
      <text:p text:style-name="Standard">avrà valore diverso da ze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L CASTING SU /dev/tty RAPPRESENTA IL TERMINALE CORRENTE, questo è necessario perchè così anche in <text:tab/><text:tab/>caso di ridirezione dello StdOut comunque le richieste verrano forced casted su tty (termin. corrent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://lia.deis.unibo.it/Courses/sola0708-info/lucidi/8-fileSystemUnix(4x)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1:22:08.313816161</meta:creation-date>
    <dc:date>2021-05-12T11:23:37.864748481</dc:date>
    <meta:editing-duration>PT1M37S</meta:editing-duration>
    <meta:editing-cycles>1</meta:editing-cycles>
    <meta:document-statistic meta:table-count="0" meta:image-count="0" meta:object-count="0" meta:page-count="6" meta:paragraph-count="148" meta:word-count="1250" meta:character-count="7337" meta:non-whitespace-character-count="6187"/>
    <meta:generator>LibreOffice/7.1.3.2$Linux_X86_64 LibreOffice_project/47f78053abe362b9384784d31a6e56f8511eb1c1</meta:generator>
  </office:meta>
</office:document-meta>
</file>